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1" fo:font-size="10pt"/>
    </style:style>
    <style:style style:name="P2" style:family="paragraph" style:parent-style-name="Text_20_body">
      <style:text-properties style:font-name="Arial1" fo:font-size="10pt"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Entities</text:h>
      <text:p text:style-name="P1">Also a metadatabase (separated from location to) defines entities (as components, equipment, reports ..) which links to other entities or locations.</text:p>
      <text:p text:style-name="P1">Entities are organized in class of entitity and entity_category: each entity_category is represented by their own table.</text:p>
      <text:p text:style-name="P1">Example: entity_1 is equipment, entity_1_1 is elevator, and entity_1_2 is fire alarm system</text:p>
      <text:p text:style-name="P1">There is a set of submodules that all is controlled by ACL2 (also: each entity_category emerge as its one submodule when defined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Sigurd Nes</meta:initial-creator>
    <meta:creation-date>2007-03-06T13:23:02</meta:creation-date>
    <dc:creator>Sigurd Nes</dc:creator>
    <dc:date>2007-03-06T13:26:17</dc:date>
    <dc:language>en-US</dc:language>
    <meta:editing-cycles>2</meta:editing-cycles>
    <meta:editing-duration>PT1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81" meta:character-count="496"/>
  </office:meta>
</office:document-meta>
</file>